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sistema">
      <style:text-properties officeooo:paragraph-rsid="000ceb79"/>
    </style:style>
    <style:style style:name="P8" style:family="paragraph" style:parent-style-name="Azione_20_attore">
      <style:text-properties officeooo:paragraph-rsid="000ceb79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Educatore</text:span> visualizza <text:span text:style-name="T7">i dettagli del</text:span>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44336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8"><text:span text:style-name="T2">L'utente seleziona un'attività didattica</text:span></text:p>
              </text:list-item>
              <text:list-item>
                <text:p text:style-name="P7"><text:span text:style-name="T2">Il sistema mostra i dettagli dell'attività didattica seleziona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L'utente</text:span> ha visualizzato <text:span text:style-name="T7">correttamente 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7</meta:editing-cycles>
    <meta:generator>LibreOffice/3.6$Windows_x86 LibreOffice_project/da8c1e6-fd468f4-454e206-f42a4a9-143cfd</meta:generator>
    <dc:date>2012-10-21T19:25:37.36</dc:date>
    <meta:document-statistic meta:table-count="1" meta:image-count="0" meta:object-count="0" meta:page-count="1" meta:paragraph-count="19" meta:word-count="107" meta:character-count="792" meta:non-whitespace-character-count="707"/>
  </office:meta>
</office:document-meta>
</file>